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 style:parent-style-name="Standard">
      <style:text-properties fo:font-size="15pt" style:text-underline-style="none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1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kst Adventure Psudo Code</text:p>
      <text:p text:style-name="P2">Game Flow</text:p>
      <text:p text:style-name="P3">Read out location description.</text:p>
      <text:p text:style-name="P3">Present options.</text:p>
      <text:p text:style-name="P3">Player picks option.</text:p>
      <text:p text:style-name="P3">Execute option</text:p>
      <text:p text:style-name="P3"/>
      <text:p text:style-name="P2">Scripts</text:p>
      <text:p text:style-name="P2">Node_Controller</text:p>
      <text:p text:style-name="P5">Functions</text:p>
      <text:list xml:id="list7189423794652286909" text:style-name="L1">
        <text:list-item>
          <text:p text:style-name="P10">Tell the player what is in the north, east, south and westen directions.</text:p>
        </text:list-item>
        <text:list-item>
          <text:p text:style-name="P10">Present the player options as to where they can go and what they can do. </text:p>
        </text:list-item>
        <text:list-item>
          <text:p text:style-name="P10">Move to the required node.</text:p>
        </text:list-item>
        <text:list-item>
          <text:p text:style-name="P10"/>
        </text:list-item>
      </text:list>
      <text:p text:style-name="P5">Set Option List</text:p>
      <text:p text:style-name="P4">Add the optionsContents to the list of options<text:tab/></text:p>
      <text:p text:style-name="P4"/>
      <text:p text:style-name="P5">Opening Description</text:p>
      <text:p text:style-name="P4">Read out what is to the north south east and west.</text:p>
      <text:p text:style-name="P4">Run Set options to key comands</text:p>
      <text:p text:style-name="P5">Read Options</text:p>
      <text:p text:style-name="P4">Run Set options to key comands</text:p>
      <text:p text:style-name="P4">Read a list of options that are in line with the list.</text:p>
      <text:p text:style-name="P4">Present players with options</text:p>
      <text:p text:style-name="P4">Different Options Max Six Options</text:p>
      <text:list xml:id="list1859417476734293799" text:style-name="L2">
        <text:list-item>
          <text:p text:style-name="P11">Go North</text:p>
        </text:list-item>
        <text:list-item>
          <text:p text:style-name="P11">Go East</text:p>
        </text:list-item>
        <text:list-item>
          <text:p text:style-name="P11">Go South</text:p>
        </text:list-item>
        <text:list-item>
          <text:p text:style-name="P11">Go West</text:p>
        </text:list-item>
        <text:list-item>
          <text:p text:style-name="P11">Open Inventory</text:p>
        </text:list-item>
        <text:list-item>
          <text:p text:style-name="P11">Talk to NPC</text:p>
        </text:list-item>
        <text:list-item>
          <text:p text:style-name="P11">Investigate the area</text:p>
        </text:list-item>
      </text:list>
      <text:p text:style-name="P4"/>
      <text:p text:style-name="P4"/>
      <text:p text:style-name="P4"/>
      <text:p text:style-name="P5">Set Options to Key Comands</text:p>
      <text:p text:style-name="P6">Detect which options have have option text and place them in a list. </text:p>
      <text:p text:style-name="P4"/>
      <text:p text:style-name="P5"><text:soft-page-break/></text:p>
      <text:p text:style-name="P7">Update//Waiting for player</text:p>
      <text:p text:style-name="P4">If we are waiting for the player to choose an option and they pick an option then</text:p>
      <text:p text:style-name="P4">run continue.</text:p>
      <text:p text:style-name="P4"/>
      <text:p text:style-name="P8">If we are waiting for them to continue and the player presses up then run execute options with the selected node.</text:p>
      <text:p text:style-name="P8"/>
      <text:p text:style-name="P8">If we are waiting for the player to use an item.</text:p>
      <text:p text:style-name="P8"/>
      <text:p text:style-name="P12">Waiting for player</text:p>
      <text:p text:style-name="P8">if the player picks an inital option run Atempt Action with the correct node description</text:p>
      <text:p text:style-name="P8"/>
      <text:p text:style-name="P5">Atempt Action(node_Description_Contence) // Continue</text:p>
      <text:p text:style-name="P4">If they dont need an item then read the description on what hapens.</text:p>
      <text:p text:style-name="P4">If they do need an item then loop back into present options.</text:p>
      <text:p text:style-name="P4">If they need an item and have an item run optionToUseItem.</text:p>
      <text:p text:style-name="P4"/>
      <text:p text:style-name="P5">OptionToUseItem</text:p>
      <text:p text:style-name="P4">Set the play as waiting to use the item.</text:p>
      <text:p text:style-name="P4">If they use the item run Execute Options with the correct node.</text:p>
      <text:p text:style-name="P4"/>
      <text:p text:style-name="P5">Execute Options(node_controller)</text:p>
      <text:p text:style-name="P4">Tell the Node_Manager what the next node i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8M43S</meta:editing-duration>
    <meta:editing-cycles>54</meta:editing-cycles>
    <meta:generator>OpenOffice/4.1.5$Win32 OpenOffice.org_project/415m1$Build-9789</meta:generator>
    <dc:date>2018-07-06T03:17:30.64</dc:date>
    <meta:document-statistic meta:table-count="0" meta:image-count="0" meta:object-count="0" meta:page-count="3" meta:paragraph-count="47" meta:word-count="301" meta:character-count="1645"/>
    <meta:user-defined meta:name="Info 1"/>
    <meta:user-defined meta:name="Info 2"/>
    <meta:user-defined meta:name="Info 3"/>
    <meta:user-defined meta:name="Info 4"/>
  </office:meta>
</office:document-meta>
</file>